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ec9b"/>
    </style:style>
    <style:style style:name="P2" style:family="paragraph" style:parent-style-name="Standard">
      <style:text-properties style:font-name="sans-serif" fo:font-size="23.25pt" officeooo:paragraph-rsid="0014ec9b"/>
    </style:style>
    <style:style style:name="P3" style:family="paragraph" style:parent-style-name="Standard">
      <style:text-properties style:font-name="monospace" fo:font-size="13.5pt" officeooo:paragraph-rsid="0014ec9b"/>
    </style:style>
    <style:style style:name="T1" style:family="text">
      <style:text-properties style:font-name="sans-serif" fo:font-size="15.75pt"/>
    </style:style>
    <style:style style:name="T2" style:family="text">
      <style:text-properties style:font-name="monospace" fo:font-size="15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ing Handling Functions</text:p>
      <text:p text:style-name="P1"><text:span text:style-name="T1">In</text:span><text:span text:style-name="T2">#include &lt;string.h&gt;</text:span><text:span text:style-name="T1">:</text:span></text:p>
      <text:p text:style-name="P3">char*strcat(char*dst, const char*src);</text:p>
      <text:p text:style-name="P3">int strcmp(const char*s1, const char*s2);</text:p>
      <text:p text:style-name="P3">char*strcpy(char*dst, const char*src);</text:p>
      <text:p text:style-name="P3">unsigned strlen(const char*s);</text:p>
      <text:p text:style-name="P3"/>
      <text:p text:style-name="P1"><text:tab/>•<text:span text:style-name="T2">strcat()</text:span><text:span text:style-name="T1">appends a copy of string</text:span><text:span text:style-name="T2">src</text:span><text:span text:style-name="T1">, includ-ing the terminating null character, to the end ofstring</text:span><text:span text:style-name="T2">dst</text:span><text:span text:style-name="T1">.</text:span></text:p>
      <text:p text:style-name="P1"><text:span text:style-name="T1"><text:tab/></text:span>•<text:span text:style-name="T2">strcmp()</text:span><text:span text:style-name="T1">compares two strings byte-by-byte, ac-cording to the ordering of your machine’s charac-ter set. The function returns an integer greaterthan, equal to, or less than 0, if the string pointedto by</text:span><text:span text:style-name="T2">s1</text:span><text:span text:style-name="T1">is greater than, equal to, or less than thestring pointed to by</text:span><text:span text:style-name="T2">s2</text:span><text:span text:style-name="T1">respectively.</text:span></text:p>
      <text:p text:style-name="P1"><text:tab/>•<text:span text:style-name="T2">strcpy()</text:span><text:span text:style-name="T1">copies string</text:span><text:span text:style-name="T2">s rc</text:span><text:span text:style-name="T1">to</text:span><text:span text:style-name="T2">dst </text:span><text:span text:style-name="T1">including the terminating null character, stopping after the null character has been copied.</text:span></text:p>
      <text:p text:style-name="P1"><text:span text:style-name="T1"><text:tab/></text:span>•<text:span text:style-name="T2">strlen()</text:span><text:span text:style-name="T1">returns the number of bytes in</text:span><text:span text:style-name="T2">s</text:span><text:span text:style-name="T1">, notincluding the terminating null charac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1:57:40.127721187</meta:creation-date>
    <dc:date>2020-10-07T22:38:05.234651841</dc:date>
    <meta:editing-duration>PT8H14M1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01" meta:character-count="794" meta:non-whitespace-character-count="699"/>
  </office:meta>
</office:document-meta>
</file>